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ps Paris London Brief</text:span></text:p>
      <text:p text:style-name="P1"/>
      <text:p text:style-name="Standard"><text:span text:style-name="T1">As you can see from the synopsis the exhibition will be comparing and connecting Paris and London from the 1960s through to the early 1980s. <text:s/>Within the exhibition we want a number of maps that will compare and contrast the two global cities in a manner that will be both visually informative and stimulating.</text:span></text:p>
      <text:p text:style-name="P1"/>
      <text:p text:style-name="Standard"><text:span text:style-name="T1">1 A Map that will compare Paris and London in 1962 and 1989</text:span></text:p>
      <text:p text:style-name="Standard"><text:span text:style-name="T1">This must show the urban geography of the two cities</text:span></text:p>
      <text:p text:style-name="Standard"><text:span text:style-name="T1">This must show how the size of both cities has changed</text:span></text:p>
      <text:p text:style-name="Standard"><text:span text:style-name="T1">This must show the size of the populations and the diversity </text:span></text:p>
      <text:p text:style-name="Standard"><text:span text:style-name="T1">This must show the impact of global migration</text:span></text:p>
      <text:p text:style-name="P1"/>
      <text:p text:style-name="Standard"><text:span text:style-name="T1">2 A map for each decade that identifies ten key musical spaces in each city</text:span></text:p>
      <text:p text:style-name="Standard"><text:span text:style-name="T1">Record shops/markets</text:span></text:p>
      <text:p text:style-name="Standard"><text:span text:style-name="T1">Dance halls</text:span></text:p>
      <text:p text:style-name="Standard"><text:span text:style-name="T1">Concert halls</text:span></text:p>
      <text:p text:style-name="Standard"><text:span text:style-name="T1">1960s</text:span></text:p>
      <text:p text:style-name="Standard"><text:span text:style-name="T1">1970s</text:span></text:p>
      <text:p text:style-name="Standard"><text:span text:style-name="T1">1980s/1995</text:span></text:p>
      <text:p text:style-name="Standard"><text:span text:style-name="T1">3. Two maps based upon Colin MacInnes </text:span><text:span text:style-name="T2">Absolute Beginners </text:span><text:span text:style-name="T1">and Sam Selvon </text:span><text:span text:style-name="T2">Lonely Londoners </text:span><text:span text:style-name="T1">which identify different spaces in London</text:span></text:p>
      <text:p text:style-name="Standard"><text:span text:style-name="T1">4 Map that illustrates route of the 1976 Notting Hill Carnival and pinpoints where clashes with the police took place.</text:span></text:p>
      <text:p text:style-name="Standard"><text:span text:style-name="T1">5 Map illustrating route of the Rock against Racism Carnival 30 April 1978 in Victoria Park, London</text:span><text:bookmark text:name="_GoBack"/><text:span text:style-name="T2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evans</meta:initial-creator>
    <meta:editing-cycles>7</meta:editing-cycles>
    <meta:creation-date>2018-03-16T15:59:00</meta:creation-date>
    <dc:date>2018-05-05T11:45:10.711572783</dc:date>
    <meta:editing-duration>PT1H57M44S</meta:editing-duration>
    <meta:generator>LibreOffice/5.2.7.2$Linux_X86_64 LibreOffice_project/20m0$Build-2</meta:generator>
    <meta:document-statistic meta:table-count="0" meta:image-count="0" meta:object-count="0" meta:page-count="1" meta:paragraph-count="17" meta:word-count="192" meta:character-count="1092" meta:non-whitespace-character-count="912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